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T1" style:family="text">
      <style:text-properties officeooo:rsid="00100b53"/>
    </style:style>
    <style:style style:name="T2" style:family="text">
      <style:text-properties officeooo:rsid="0010f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1 Answer.</text:p>
      <text:p text:style-name="P1"><text:s text:c="3"/>I, <text:s text:c="3"/>For 10db case;</text:p>
      <text:p text:style-name="P1"><text:s text:c="8"/><text:span text:style-name="T2">Return loss </text:span>10log(100/Pr) = 10dB, <text:s text:c="2"/><text:span text:style-name="T1">(Pr) </text:span>Power reflected back is 10W </text:p>
      <text:p text:style-name="P1"><text:s text:c="9"/>Power radiated by the Antenna is (100-10) <text:s/>= 90W</text:p>
      <text:p text:style-name="P1"/>
      <text:p text:style-name="P1"><text:s/>II, <text:s text:c="3"/>For 3db case;</text:p>
      <text:p text:style-name="P1"><text:s text:c="9"/><text:span text:style-name="T2">Return loss </text:span>10log(100/Pr) = 3dB, <text:span text:style-name="T1">(Pr)</text:span> <text:s/>Power reflected back is 50W </text:p>
      <text:p text:style-name="P1"><text:s text:c="9"/>Power radiated by the Antenna is (100-50) <text:s/>= 50W</text:p>
      <text:p text:style-name="P1"/>
      <text:p text:style-name="P1"><text:s/>III, <text:s text:c="3"/>For <text:span text:style-name="T1">7</text:span>db case;</text:p>
      <text:p text:style-name="P1"><text:s text:c="9"/><text:span text:style-name="T2">Return loss </text:span>10log(100/Pr) = <text:span text:style-name="T1">7</text:span>dB, <text:s text:c="2"/><text:span text:style-name="T1">(Pr ) </text:span>Power reflected back is <text:span text:style-name="T1">20</text:span>W </text:p>
      <text:p text:style-name="P1"><text:s text:c="9"/>Power radiated by the Antenna is (100-<text:span text:style-name="T1">2</text:span>0) <text:s/>= <text:span text:style-name="T1">8</text:span>0W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4T20:57:13.077890093</dc:date>
    <meta:editing-duration>PT16M58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1" meta:paragraph-count="11" meta:word-count="79" meta:character-count="513" meta:non-whitespace-character-count="367"/>
  </office:meta>
</office:document-meta>
</file>